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text-properties style:font-name="Helvetica Neue" fo:color="#333333" fo:font-size="10.5pt" style:font-size-asian="10.5pt"/>
    </style:style>
    <style:style style:name="P3" style:parent-style-name="Textbody" style:family="paragraph">
      <style:paragraph-properties fo:margin-bottom="0.1041in"/>
      <style:text-properties style:font-name="Helvetica Neue" fo:color="#333333" fo:font-size="10.5pt" style:font-size-asian="10.5pt"/>
    </style:style>
    <style:style style:name="P4" style:parent-style-name="Textbody" style:family="paragraph">
      <style:paragraph-properties fo:margin-bottom="0.1041in"/>
      <style:text-properties style:font-name="Helvetica Neue" fo:color="#333333" fo:font-size="10.5pt" style:font-size-asian="10.5pt"/>
    </style:style>
  </office:automatic-styles>
  <office:body>
    <office:text text:use-soft-page-breaks="true">
      <text:p text:style-name="P1">/*Name:Tanush Salian</text:p>
      <text:p text:style-name="Standard">Comps B , Batch:B2</text:p>
      <text:p text:style-name="Standard">UID:2022300090</text:p>
      <text:p text:style-name="Standard"/>
      <text:p text:style-name="Standard"/>
      <text:p text:style-name="Standard"/>
      <text:p text:style-name="P2">Create a class named ‘Shape’ which has a method ‘getArea’, ‘getPerimeter’ and ‘getSide’ and all of them return 0.<text:s/>Make three subclasses for three different shapes - ‘Circle’, ‘Triangle’ and ‘Pentagon’. These subclasses inherit the ‘Shape’ class and they also have ‘getArea’, ‘getPerimeter’ and ‘getSide’ methods. </text:p>
      <text:p text:style-name="P3">Write a program for the above scenario and display the solution.</text:p>
      <text:p text:style-name="P4">Note: Solve using method overriding*/</text:p>
      <text:p text:style-name="Standard"/>
      <text:p text:style-name="Standard"/>
      <text:p text:style-name="Standard"/>
      <text:p text:style-name="Standard"/>
      <text:p text:style-name="Standard"/>
      <text:p text:style-name="Standard">import java.util.*;</text:p>
      <text:p text:style-name="Standard">class Shape</text:p>
      <text:p text:style-name="Standard">{</text:p>
      <text:p text:style-name="Standard"><text:s text:c="3"/>public double getArea()</text:p>
      <text:p text:style-name="Standard"><text:s text:c="3"/>{</text:p>
      <text:p text:style-name="Standard"><text:s text:c="5"/>return 0;</text:p>
      <text:p text:style-name="Standard"><text:s text:c="3"/>}</text:p>
      <text:p text:style-name="Standard"><text:s text:c="3"/>public double getPerimeter()</text:p>
      <text:p text:style-name="Standard"><text:s text:c="3"/>{</text:p>
      <text:p text:style-name="Standard"><text:s text:c="5"/>return 0;</text:p>
      <text:p text:style-name="Standard"><text:s text:c="3"/>}</text:p>
      <text:p text:style-name="Standard"><text:s text:c="3"/>public int getSide()</text:p>
      <text:p text:style-name="Standard"><text:s text:c="3"/>{</text:p>
      <text:p text:style-name="Standard"><text:s text:c="5"/>return 0;</text:p>
      <text:p text:style-name="Standard"><text:s text:c="3"/>}</text:p>
      <text:p text:style-name="Standard">}</text:p>
      <text:p text:style-name="Standard"/>
      <text:p text:style-name="Standard">class Circle extends Shape</text:p>
      <text:p text:style-name="Standard">{ <text:s/>double rad;</text:p>
      <text:p text:style-name="Standard"><text:s text:c="2"/></text:p>
      <text:p text:style-name="Standard"><text:s text:c="3"/>public double getPerimeter()</text:p>
      <text:p text:style-name="Standard"><text:s text:c="3"/>{</text:p>
      <text:p text:style-name="Standard"><text:s text:c="6"/>return(2*3.142*rad);</text:p>
      <text:p text:style-name="Standard"><text:s text:c="3"/>}</text:p>
      <text:p text:style-name="Standard"><text:s text:c="3"/></text:p>
      <text:p text:style-name="Standard"><text:s text:c="3"/>public double getArea()</text:p>
      <text:p text:style-name="Standard"><text:s text:c="3"/>{</text:p>
      <text:p text:style-name="Standard"><text:s text:c="6"/>return(3.142*rad*rad);</text:p>
      <text:p text:style-name="Standard"><text:s text:c="4"/>}</text:p>
      <text:p text:style-name="Standard">}</text:p>
      <text:p text:style-name="Standard"/>
      <text:p text:style-name="Standard">class Triangle extends Shape</text:p>
      <text:p text:style-name="Standard">{</text:p>
      <text:p text:style-name="Standard"><text:s text:c="2"/>double side;</text:p>
      <text:p text:style-name="Standard"><text:s text:c="2"/>public int getSide()</text:p>
      <text:soft-page-break/>
      <text:p text:style-name="Standard"><text:s text:c="2"/>{</text:p>
      <text:p text:style-name="Standard"><text:s text:c="4"/>return 3;</text:p>
      <text:p text:style-name="Standard"><text:s text:c="2"/>}</text:p>
      <text:p text:style-name="Standard"><text:s text:c="2"/></text:p>
      <text:p text:style-name="Standard"><text:s text:c="2"/>public double getPerimeter()</text:p>
      <text:p text:style-name="Standard"><text:s text:c="2"/>{</text:p>
      <text:p text:style-name="Standard"><text:s text:c="6"/>return(3*side);</text:p>
      <text:p text:style-name="Standard"><text:s text:c="2"/>}</text:p>
      <text:p text:style-name="Standard"><text:s text:c="2"/></text:p>
      <text:p text:style-name="Standard"><text:s text:c="2"/>public double getArea()</text:p>
      <text:p text:style-name="Standard"><text:s text:c="2"/>{</text:p>
      <text:p text:style-name="Standard"><text:s text:c="4"/>return((Math.sqrt(3)*Math.pow(side,2))/4);</text:p>
      <text:p text:style-name="Standard"><text:s text:c="2"/>}</text:p>
      <text:p text:style-name="Standard">}</text:p>
      <text:p text:style-name="Standard"/>
      <text:p text:style-name="Standard">class Pentagon extends Shape</text:p>
      <text:p text:style-name="Standard">{</text:p>
      <text:p text:style-name="Standard"><text:s text:c="4"/>double side;</text:p>
      <text:p text:style-name="Standard"><text:s text:c="4"/></text:p>
      <text:p text:style-name="Standard"><text:s text:c="4"/>public int getSide()</text:p>
      <text:p text:style-name="Standard"><text:s text:c="4"/>{</text:p>
      <text:p text:style-name="Standard"><text:s text:c="6"/>return 5;</text:p>
      <text:p text:style-name="Standard"><text:s text:c="5"/>}</text:p>
      <text:p text:style-name="Standard"><text:s text:c="4"/>public double getPerimeter()</text:p>
      <text:p text:style-name="Standard"><text:s text:c="4"/>{</text:p>
      <text:p text:style-name="Standard"><text:s text:c="7"/>return(5*side);</text:p>
      <text:p text:style-name="Standard"><text:s text:c="4"/>}</text:p>
      <text:p text:style-name="Standard"><text:s text:c="4"/>public double getArea()</text:p>
      <text:p text:style-name="Standard"><text:s text:c="4"/>{</text:p>
      <text:p text:style-name="Standard"><text:s text:c="6"/>return(1.7204*(Math.pow(side,2)));</text:p>
      <text:p text:style-name="Standard"><text:s text:c="6"/></text:p>
      <text:p text:style-name="Standard"><text:s text:c="4"/>}</text:p>
      <text:p text:style-name="Standard">}</text:p>
      <text:p text:style-name="Standard"/>
      <text:p text:style-name="Standard">public class Prog6b</text:p>
      <text:p text:style-name="Standard">{</text:p>
      <text:p text:style-name="Standard"><text:s text:c="3"/>public static void main(String args[])</text:p>
      <text:p text:style-name="Standard"><text:s text:c="3"/>{<text:s/>Scanner sc=new Scanner(System.in);</text:p>
      <text:p text:style-name="Standard"><text:s text:c="5"/>Circle cr=new Circle();</text:p>
      <text:p text:style-name="Standard"><text:s text:c="5"/>System.out.println("Ent radius of circle ");</text:p>
      <text:p text:style-name="Standard"><text:s text:c="5"/>double circrad=sc.nextDouble();</text:p>
      <text:p text:style-name="Standard"><text:s text:c="5"/>cr.rad=circrad;</text:p>
      <text:p text:style-name="Standard"><text:s text:c="5"/>double cirarea=cr.getArea();</text:p>
      <text:p text:style-name="Standard"><text:s text:c="5"/>double cirperi=cr.getPerimeter();</text:p>
      <text:p text:style-name="Standard"><text:s text:c="5"/></text:p>
      <text:p text:style-name="Standard"><text:s text:c="4"/><text:s/>Triangle tr=new Triangle();</text:p>
      <text:p text:style-name="Standard"><text:s text:c="5"/>System.out.println("ent dimension of triangle ");</text:p>
      <text:p text:style-name="Standard"><text:s text:c="5"/></text:p>
      <text:p text:style-name="Standard"><text:s text:c="5"/>double sidetriangle=sc.nextDouble();</text:p>
      <text:p text:style-name="Standard"><text:s text:c="5"/>tr.side=sidetriangle;</text:p>
      <text:p text:style-name="Standard"><text:s text:c="5"/>double trarea=tr.getArea();</text:p>
      <text:p text:style-name="Standard"><text:s text:c="5"/>double trperi=tr.getPerimeter();</text:p>
      <text:soft-page-break/>
      <text:p text:style-name="Standard"><text:s text:c="5"/>int t=tr.getSide();</text:p>
      <text:p text:style-name="Standard"><text:s text:c="5"/></text:p>
      <text:p text:style-name="Standard"><text:s text:c="5"/>Pentagon pr =new Pentagon();</text:p>
      <text:p text:style-name="Standard"><text:s text:c="5"/>System.out.println("ent dimension of pentagon");</text:p>
      <text:p text:style-name="Standard"><text:s text:c="5"/>double pentside=sc.nextDouble();</text:p>
      <text:p text:style-name="Standard"><text:s text:c="5"/>pr.side=pentside;</text:p>
      <text:p text:style-name="Standard"><text:s text:c="5"/>double pentarea=pr.getArea();</text:p>
      <text:p text:style-name="Standard"><text:s text:c="5"/>double pentperi=pr.getPerimeter();</text:p>
      <text:p text:style-name="Standard"><text:s text:c="5"/>int p=pr.getSide();</text:p>
      <text:p text:style-name="Standard"><text:s text:c="5"/></text:p>
      <text:p text:style-name="Standard"><text:s text:c="5"/>System.out.println("FOR TRIANGLE");</text:p>
      <text:p text:style-name="Standard"><text:s text:c="5"/>System.out.println("Dimension is:"+sidetriangle+" Area is:"+trarea+" <text:s/>and Perimeter is:"+trperi+" no.of sides:"+t);</text:p>
      <text:p text:style-name="Standard"><text:s text:c="5"/>System.out.println("FOR CIRCLE");</text:p>
      <text:p text:style-name="Standard"><text:s text:c="5"/>System.out.println("Dimension is:"+circrad+"<text:s/>Area is:"+cirarea+" <text:s/>and Perimeter is:"+cirperi);</text:p>
      <text:p text:style-name="Standard"><text:s text:c="5"/>System.out.println("FOR PENTAGON");</text:p>
      <text:p text:style-name="Standard"><text:s text:c="5"/>System.out.println("Dimension is:"+pentside+" Area is:"+pentarea+" <text:s/>and Perimeter is:"+pentperi+" no.of sides:"+p);</text:p>
      <text:p text:style-name="Standard"><text:s text:c="3"/>}</text:p>
      <text:p text:style-name="Standard">}</text:p>
      <text:p text:style-name="Standard"><text:s text:c="16"/></text:p>
      <text:p text:style-name="Standard"><text:s text:c="10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ush</dc:creator>
    <meta:creation-date>2023-05-23T10:51:00Z</meta:creation-date>
    <dc:date>2023-05-28T06:37:00Z</dc:date>
    <meta:template xlink:href="Normal" xlink:type="simple"/>
    <meta:editing-cycles>3</meta:editing-cycles>
    <meta:editing-duration>PT660S</meta:editing-duration>
    <meta:document-statistic meta:page-count="3" meta:paragraph-count="5" meta:word-count="405" meta:character-count="2709" meta:row-count="19" meta:non-whitespace-character-count="2309"/>
  </office:meta>
</office:document-meta>
</file>